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9429in"/>
    </style:style>
    <style:style style:name="co8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8035in"/>
    </style:style>
    <style:style style:name="co12" style:family="table-column">
      <style:table-column-properties fo:break-before="auto" style:column-width="1.6075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1.650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0" table:default-cell-style-name="Default"/>
        <table:table-row table:style-name="ro2">
          <table:table-cell table:style-name="ce1" office:value-type="string">
            <text:p>Label</text:p>
          </table:table-cell>
          <table:table-cell table:style-name="ce1" office:value-type="string">
            <text:p>Type</text:p>
          </table:table-cell>
          <table:table-cell table:style-name="ce4" office:value-type="string">
            <text:p>Max up <text:s/>(kOhm)</text:p>
          </table:table-cell>
          <table:table-cell table:style-name="ce4" office:value-type="string">
            <text:p>Nominal pos. (kOhm)</text:p>
          </table:table-cell>
          <table:table-cell table:style-name="ce4" office:value-type="string">
            <text:p>Max down (kOhm)</text:p>
          </table:table-cell>
          <table:table-cell table:style-name="ce4" office:value-type="string">
            <text:p>Voltage div. (kOhm)</text:p>
          </table:table-cell>
          <table:table-cell table:style-name="ce4" office:value-type="string">
            <text:p>Min (V)</text:p>
          </table:table-cell>
          <table:table-cell table:style-name="ce4" office:value-type="string">
            <text:p>Nom. (V)</text:p>
          </table:table-cell>
          <table:table-cell table:style-name="ce4" office:value-type="string">
            <text:p>Max (V)</text:p>
          </table:table-cell>
          <table:table-cell table:style-name="ce4" office:value-type="string">
            <text:p>Range (V)</text:p>
          </table:table-cell>
          <table:table-cell table:style-name="ce4" office:value-type="string">
            <text:p>Port (first index=1)</text:p>
          </table:table-cell>
          <table:table-cell table:style-name="ce9" office:value-type="string">
            <text:p>Remarks</text:p>
          </table:table-cell>
          <table:table-cell table:style-name="ce10" office:value-type="string">
            <text:p>Test</text:p>
          </table:table-cell>
          <table:table-cell table:style-name="ce10" table:number-columns-repeated="1011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Flex 55 mm original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56">
            <text:p>56</text:p>
          </table:table-cell>
          <table:table-cell table:style-name="ce7" table:formula="of:=5*[.F2]/([.F2]+[.E2])" office:value-type="float" office:value="2.22222222222222">
            <text:p>2.22</text:p>
          </table:table-cell>
          <table:table-cell table:style-name="ce7" table:formula="of:=5*[.F2]/([.F2]+[.D2])" office:value-type="float" office:value="2.91666666666667">
            <text:p>2.92</text:p>
          </table:table-cell>
          <table:table-cell table:style-name="ce7" table:formula="of:=5*[.F2]/([.F2]+[.C2])" office:value-type="float" office:value="3.25581395348837">
            <text:p>3.26</text:p>
          </table:table-cell>
          <table:table-cell table:style-name="ce7" table:formula="of:=[.I2]-[.G2]" office:value-type="float" office:value="1.03359173126615">
            <text:p>1.03</text:p>
          </table:table-cell>
          <table:table-cell office:value-type="float" office:value="6">
            <text:p>6</text:p>
          </table:table-cell>
          <table:table-cell table:style-name="ce2" office:value-type="string">
            <text:p>Ok, but pretty noisy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2">
            <text:p>2</text:p>
          </table:table-cell>
          <table:table-cell office:value-type="string">
            <text:p>Flex 55 mm cut in half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20">
            <text:p>120</text:p>
          </table:table-cell>
          <table:table-cell table:style-name="ce7" table:formula="of:=5*[.F3]/([.F3]+[.E3])" office:value-type="float" office:value="2.22222222222222">
            <text:p>2.22</text:p>
          </table:table-cell>
          <table:table-cell table:style-name="ce7" table:formula="of:=5*[.F3]/([.F3]+[.D3])" office:value-type="float" office:value="2.9126213592233">
            <text:p>2.91</text:p>
          </table:table-cell>
          <table:table-cell table:style-name="ce7" table:formula="of:=5*[.F3]/([.F3]+[.C3])" office:value-type="float" office:value="3.33333333333333">
            <text:p>3.33</text:p>
          </table:table-cell>
          <table:table-cell table:style-name="ce7" table:formula="of:=[.I3]-[.G3]" office:value-type="float" office:value="1.11111111111111">
            <text:p>1.11</text:p>
          </table:table-cell>
          <table:table-cell office:value-type="float" office:value="17">
            <text:p>17</text:p>
          </table:table-cell>
          <table:table-cell table:style-name="ce2" office:value-type="string">
            <text:p>Ok, but a little noisy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Flex 55 mm original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6">
            <text:p>56</text:p>
          </table:table-cell>
          <table:table-cell table:style-name="ce7" table:formula="of:=5*[.F4]/([.F4]+[.E4])" office:value-type="float" office:value="2.41379310344828">
            <text:p>2.41</text:p>
          </table:table-cell>
          <table:table-cell table:style-name="ce7" table:formula="of:=5*[.F4]/([.F4]+[.D4])" office:value-type="float" office:value="2.91666666666667">
            <text:p>2.92</text:p>
          </table:table-cell>
          <table:table-cell table:style-name="ce7" table:formula="of:=5*[.F4]/([.F4]+[.C4])" office:value-type="float" office:value="3.14606741573034">
            <text:p>3.15</text:p>
          </table:table-cell>
          <table:table-cell table:style-name="ce7" table:formula="of:=[.I4]-[.G4]" office:value-type="float" office:value="0.732274312282061">
            <text:p>0.73</text:p>
          </table:table-cell>
          <table:table-cell office:value-type="float" office:value="2">
            <text:p>2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Flex 55 mm cut in half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56">
            <text:p>56</text:p>
          </table:table-cell>
          <table:table-cell table:style-name="ce7" table:formula="of:=5*[.F5]/([.F5]+[.E5])" office:value-type="float" office:value="1.68674698795181">
            <text:p>1.69</text:p>
          </table:table-cell>
          <table:table-cell table:style-name="ce7" table:formula="of:=5*[.F5]/([.F5]+[.D5])" office:value-type="float" office:value="2.71844660194175">
            <text:p>2.72</text:p>
          </table:table-cell>
          <table:table-cell table:style-name="ce7" table:formula="of:=5*[.F5]/([.F5]+[.C5])" office:value-type="float" office:value="2.88659793814433">
            <text:p>2.89</text:p>
          </table:table-cell>
          <table:table-cell table:style-name="ce7" table:formula="of:=[.I5]-[.G5]" office:value-type="float" office:value="1.19985095019252">
            <text:p>1.20</text:p>
          </table:table-cell>
          <table:table-cell office:value-type="float" office:value="3">
            <text:p>3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Flex 55 mm original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33">
            <text:p>33</text:p>
          </table:table-cell>
          <table:table-cell table:style-name="ce7" table:formula="of:=5*[.F6]/([.F6]+[.E6])" office:value-type="float" office:value="2.35714285714286">
            <text:p>2.36</text:p>
          </table:table-cell>
          <table:table-cell table:style-name="ce7" table:formula="of:=5*[.F6]/([.F6]+[.D6])" office:value-type="float" office:value="3">
            <text:p>3.00</text:p>
          </table:table-cell>
          <table:table-cell table:style-name="ce7" table:formula="of:=5*[.F6]/([.F6]+[.C6])" office:value-type="float" office:value="3.11320754716981">
            <text:p>3.11</text:p>
          </table:table-cell>
          <table:table-cell table:style-name="ce7" table:formula="of:=[.I6]-[.G6]" office:value-type="float" office:value="0.756064690026954">
            <text:p>0.76</text:p>
          </table:table-cell>
          <table:table-cell office:value-type="float" office:value="4">
            <text:p>4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Flex 55 mm original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33">
            <text:p>33</text:p>
          </table:table-cell>
          <table:table-cell table:style-name="ce7" table:formula="of:=5*[.F7]/([.F7]+[.E7])" office:value-type="float" office:value="1.73684210526316">
            <text:p>1.74</text:p>
          </table:table-cell>
          <table:table-cell table:style-name="ce7" table:formula="of:=5*[.F7]/([.F7]+[.D7])" office:value-type="float" office:value="2.61904761904762">
            <text:p>2.62</text:p>
          </table:table-cell>
          <table:table-cell table:style-name="ce7" table:formula="of:=5*[.F7]/([.F7]+[.C7])" office:value-type="float" office:value="2.70491803278689">
            <text:p>2.70</text:p>
          </table:table-cell>
          <table:table-cell table:style-name="ce7" table:formula="of:=[.I7]-[.G7]" office:value-type="float" office:value="0.968075927523727">
            <text:p>0.97</text:p>
          </table:table-cell>
          <table:table-cell office:value-type="float" office:value="14">
            <text:p>14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2" office:value-type="string">
            <text:p>Flex 55 mm cut in half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140">
            <text:p>140</text:p>
          </table:table-cell>
          <table:table-cell table:style-name="ce5" office:value-type="float" office:value="120">
            <text:p>120</text:p>
          </table:table-cell>
          <table:table-cell table:style-name="ce7" table:formula="of:=5*[.F8]/([.F8]+[.E8])" office:value-type="float" office:value="2.30769230769231">
            <text:p>2.31</text:p>
          </table:table-cell>
          <table:table-cell table:style-name="ce7" table:formula="of:=5*[.F8]/([.F8]+[.D8])" office:value-type="float" office:value="2.98507462686567">
            <text:p>2.99</text:p>
          </table:table-cell>
          <table:table-cell table:style-name="ce7" table:formula="of:=5*[.F8]/([.F8]+[.C8])" office:value-type="float" office:value="3.03030303030303">
            <text:p>3.03</text:p>
          </table:table-cell>
          <table:table-cell table:style-name="ce7" table:formula="of:=[.I8]-[.G8]" office:value-type="float" office:value="0.722610722610723">
            <text:p>0.72</text:p>
          </table:table-cell>
          <table:table-cell office:value-type="float" office:value="1">
            <text:p>1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2" office:value-type="string">
            <text:p>Flex 55 mm original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22">
            <text:p>22</text:p>
          </table:table-cell>
          <table:table-cell table:style-name="ce7" table:formula="of:=5*[.F9]/([.F9]+[.E9])" office:value-type="float" office:value="1.54929577464789">
            <text:p>1.55</text:p>
          </table:table-cell>
          <table:table-cell table:style-name="ce7" table:formula="of:=5*[.F9]/([.F9]+[.D9])" office:value-type="float" office:value="2.39130434782609">
            <text:p>2.39</text:p>
          </table:table-cell>
          <table:table-cell table:style-name="ce7" table:formula="of:=5*[.F9]/([.F9]+[.C9])" office:value-type="float" office:value="2.55813953488372">
            <text:p>2.56</text:p>
          </table:table-cell>
          <table:table-cell table:style-name="ce7" table:formula="of:=[.I9]-[.G9]" office:value-type="float" office:value="1.00884376023583">
            <text:p>1.01</text:p>
          </table:table-cell>
          <table:table-cell office:value-type="float" office:value="16">
            <text:p>16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2" office:value-type="string">
            <text:p>Flex 55 mm original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22">
            <text:p>22</text:p>
          </table:table-cell>
          <table:table-cell table:style-name="ce7" table:formula="of:=5*[.F10]/([.F10]+[.E10])" office:value-type="float" office:value="0.973451327433628">
            <text:p>0.97</text:p>
          </table:table-cell>
          <table:table-cell table:style-name="ce7" table:formula="of:=5*[.F10]/([.F10]+[.D10])" office:value-type="float" office:value="2.24489795918367">
            <text:p>2.24</text:p>
          </table:table-cell>
          <table:table-cell table:style-name="ce7" table:formula="of:=5*[.F10]/([.F10]+[.C10])" office:value-type="float" office:value="2.5">
            <text:p>2.50</text:p>
          </table:table-cell>
          <table:table-cell table:style-name="ce7" table:formula="of:=[.I10]-[.G10]" office:value-type="float" office:value="1.52654867256637">
            <text:p>1.53</text:p>
          </table:table-cell>
          <table:table-cell office:value-type="float" office:value="11">
            <text:p>11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2" office:value-type="string">
            <text:p>Flex 95 mm original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8">
            <text:p>8</text:p>
          </table:table-cell>
          <table:table-cell table:style-name="ce7" table:formula="of:=5*[.F11]/([.F11]+[.E11])" office:value-type="float" office:value="1">
            <text:p>1.00</text:p>
          </table:table-cell>
          <table:table-cell table:style-name="ce7" table:formula="of:=5*[.F11]/([.F11]+[.D11])" office:value-type="float" office:value="2.22222222222222">
            <text:p>2.22</text:p>
          </table:table-cell>
          <table:table-cell table:style-name="ce7" table:formula="of:=5*[.F11]/([.F11]+[.C11])" office:value-type="float" office:value="2.5">
            <text:p>2.50</text:p>
          </table:table-cell>
          <table:table-cell table:style-name="ce7" table:formula="of:=[.I11]-[.G11]" office:value-type="float" office:value="1.5">
            <text:p>1.50</text:p>
          </table:table-cell>
          <table:table-cell office:value-type="float" office:value="7">
            <text:p>7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2" office:value-type="string">
            <text:p>Flex 95 mm original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8">
            <text:p>8</text:p>
          </table:table-cell>
          <table:table-cell table:style-name="ce7" table:formula="of:=5*[.F12]/([.F12]+[.E12])" office:value-type="float" office:value="1.33333333333333">
            <text:p>1.33</text:p>
          </table:table-cell>
          <table:table-cell table:style-name="ce7" table:formula="of:=5*[.F12]/([.F12]+[.D12])" office:value-type="float" office:value="2.35294117647059">
            <text:p>2.35</text:p>
          </table:table-cell>
          <table:table-cell table:style-name="ce7" table:formula="of:=5*[.F12]/([.F12]+[.C12])" office:value-type="float" office:value="2.66666666666667">
            <text:p>2.67</text:p>
          </table:table-cell>
          <table:table-cell table:style-name="ce7" table:formula="of:=[.I12]-[.G12]" office:value-type="float" office:value="1.33333333333333">
            <text:p>1.33</text:p>
          </table:table-cell>
          <table:table-cell office:value-type="float" office:value="15">
            <text:p>15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string">
            <text:p>Flex 95 mm original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8">
            <text:p>8</text:p>
          </table:table-cell>
          <table:table-cell table:style-name="ce7" table:formula="of:=5*[.F13]/([.F13]+[.E13])" office:value-type="float" office:value="1.14285714285714">
            <text:p>1.14</text:p>
          </table:table-cell>
          <table:table-cell table:style-name="ce7" table:formula="of:=5*[.F13]/([.F13]+[.D13])" office:value-type="float" office:value="2.5">
            <text:p>2.50</text:p>
          </table:table-cell>
          <table:table-cell table:style-name="ce7" table:formula="of:=5*[.F13]/([.F13]+[.C13])" office:value-type="float" office:value="2.66666666666667">
            <text:p>2.67</text:p>
          </table:table-cell>
          <table:table-cell table:style-name="ce7" table:formula="of:=[.I13]-[.G13]" office:value-type="float" office:value="1.52380952380952">
            <text:p>1.52</text:p>
          </table:table-cell>
          <table:table-cell office:value-type="float" office:value="10">
            <text:p>10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5" table:number-rows-repeated="3">
          <table:table-cell table:style-name="ce2" table:number-columns-repeated="2"/>
          <table:table-cell table:style-name="ce5" table:number-columns-repeated="4"/>
          <table:table-cell table:style-name="ce7" table:number-columns-repeated="4"/>
          <table:table-cell/>
          <table:table-cell table:style-name="ce2"/>
          <table:table-cell table:number-columns-repeated="1012"/>
        </table:table-row>
        <table:table-row table:style-name="ro5">
          <table:table-cell table:number-columns-repeated="6"/>
          <table:table-cell table:style-name="ce7" table:number-columns-repeated="3"/>
          <table:table-cell table:number-columns-repeated="2"/>
          <table:table-cell table:style-name="ce2"/>
          <table:table-cell table:number-columns-repeated="1012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Flex 55 mm cut in half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440">
            <text:p>440</text:p>
          </table:table-cell>
          <table:table-cell table:style-name="ce5" office:value-type="float" office:value="120">
            <text:p>120</text:p>
          </table:table-cell>
          <table:table-cell table:style-name="ce7" table:formula="of:=5*[.F18]/([.F18]+[.E18])" office:value-type="float" office:value="1.07142857142857">
            <text:p>1.07</text:p>
          </table:table-cell>
          <table:table-cell table:style-name="ce7" table:formula="of:=5*[.F18]/([.F18]+[.D18])" office:value-type="float" office:value="2">
            <text:p>2.00</text:p>
          </table:table-cell>
          <table:table-cell table:style-name="ce7" table:formula="of:=5*[.F18]/([.F18]+[.C18])" office:value-type="float" office:value="2.7906976744186">
            <text:p>2.79</text:p>
          </table:table-cell>
          <table:table-cell table:style-name="ce7" table:formula="of:=[.I18]-[.G18]" office:value-type="float" office:value="1.71926910299003">
            <text:p>1.72</text:p>
          </table:table-cell>
          <table:table-cell/>
          <table:table-cell table:style-name="ce2" office:value-type="string">
            <text:p>Not ok, small fractions in trace</text:p>
          </table:table-cell>
          <table:table-cell table:number-columns-repeated="1012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Flex 55 mm cut in half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56">
            <text:p>56</text:p>
          </table:table-cell>
          <table:table-cell table:style-name="ce7" table:formula="of:=5*[.F19]/([.F19]+[.E19])" office:value-type="float" office:value="1.85430463576159">
            <text:p>1.85</text:p>
          </table:table-cell>
          <table:table-cell table:style-name="ce7" table:formula="of:=5*[.F19]/([.F19]+[.D19])" office:value-type="float" office:value="2.77227722772277">
            <text:p>2.77</text:p>
          </table:table-cell>
          <table:table-cell table:style-name="ce7" table:formula="of:=5*[.F19]/([.F19]+[.C19])" office:value-type="float" office:value="2.88659793814433">
            <text:p>2.89</text:p>
          </table:table-cell>
          <table:table-cell table:style-name="ce7" table:formula="of:=[.I19]-[.G19]" office:value-type="float" office:value="1.03229330238274">
            <text:p>1.03</text:p>
          </table:table-cell>
          <table:table-cell/>
          <table:table-cell table:style-name="ce2" office:value-type="string">
            <text:p>Not ok, fractions in trace</text:p>
          </table:table-cell>
          <table:table-cell table:number-columns-repeated="1012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2" office:value-type="string">
            <text:p>Flex 55 mm original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3">
            <text:p>33</text:p>
          </table:table-cell>
          <table:table-cell table:style-name="ce7" table:formula="of:=5*[.F20]/([.F20]+[.E20])" office:value-type="float" office:value="2.26027397260274">
            <text:p>2.26</text:p>
          </table:table-cell>
          <table:table-cell table:style-name="ce7" table:formula="of:=5*[.F20]/([.F20]+[.D20])" office:value-type="float" office:value="2.66129032258064">
            <text:p>2.66</text:p>
          </table:table-cell>
          <table:table-cell table:style-name="ce7" table:formula="of:=5*[.F20]/([.F20]+[.C20])" office:value-type="float" office:value="2.70491803278689">
            <text:p>2.70</text:p>
          </table:table-cell>
          <table:table-cell table:style-name="ce7" table:formula="of:=[.I20]-[.G20]" office:value-type="float" office:value="0.444644060184146">
            <text:p>0.44</text:p>
          </table:table-cell>
          <table:table-cell/>
          <table:table-cell office:value-type="string">
            <text:p>Not ok, trace is cut through </text:p>
          </table:table-cell>
          <table:table-cell table:number-columns-repeated="1012"/>
        </table:table-row>
        <table:table-row table:style-name="ro5" table:number-rows-repeated="4">
          <table:table-cell table:number-columns-repeated="11"/>
          <table:table-cell table:style-name="ce2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3" office:value-type="string">
            <text:p>gripper order:</text:p>
          </table:table-cell>
          <table:table-cell table:style-name="ce3" office:value-type="string">
            <text:p>label:</text:p>
          </table:table-cell>
          <table:table-cell table:style-name="ce3" office:value-type="string">
            <text:p>port:</text:p>
          </table:table-cell>
          <table:table-cell table:style-name="ce3" office:value-type="string">
            <text:p>port_id:</text:p>
          </table:table-cell>
          <table:table-cell table:style-name="ce3" office:value-type="string">
            <text:p>input_id:</text:p>
          </table:table-cell>
          <table:table-cell table:style-name="ce6" table:number-columns-repeated="5"/>
          <table:table-cell table:number-columns-repeated="1013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table:style-name="ce8"/>
          <table:table-cell table:number-columns-repeated="1016"/>
        </table:table-row>
        <table:table-row table:style-name="ro5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">
            <text:p>6</text:p>
          </table:table-cell>
          <table:table-cell table:style-name="ce6" office:value-type="string">
            <text:p>dummy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">
            <text:p>9</text:p>
          </table:table-cell>
          <table:table-cell table:style-name="ce6" office:value-type="string">
            <text:p>dummy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Soetens</meta:initial-creator>
    <meta:creation-date>2015-01-13T11:53:19</meta:creation-date>
    <dc:date>2015-02-26T11:58:16</dc:date>
    <dc:creator>amigo </dc:creator>
    <meta:editing-duration>PT15H6M57S</meta:editing-duration>
    <meta:editing-cycles>86</meta:editing-cycles>
    <meta:generator>LibreOffice/3.5$Linux_X86_64 LibreOffice_project/350m1$Build-2</meta:generator>
    <meta:document-statistic meta:table-count="3" meta:cell-count="271" meta:object-count="0"/>
  </office:meta>
</office:document-meta>
</file>